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7c1e9" officeooo:paragraph-rsid="0017c1e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oftware Design Methodology</text:p>
      <text:p text:style-name="P1">- How can we write code efficiently?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1" style:font-family-complex="FreeSans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10T12:07:53.654695364</meta:creation-date>
    <dc:date>2021-09-10T12:34:40.968222798</dc:date>
    <meta:editing-duration>PT16M37S</meta:editing-duration>
    <meta:editing-cycles>1</meta:editing-cycles>
    <meta:document-statistic meta:table-count="0" meta:image-count="0" meta:object-count="0" meta:page-count="1" meta:paragraph-count="2" meta:word-count="10" meta:character-count="63" meta:non-whitespace-character-count="55"/>
    <meta:generator>LibreOffice/7.2.0.4$Linux_X86_64 LibreOffice_project/20$Build-4</meta:generator>
  </office:meta>
</office:document-meta>
</file>